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SA lib pcm_dsnoop.c:638:(snd_pcm_dsnoop_open) unable to open slave</text:p>
      <text:p text:style-name="Standard">ALSA lib pcm_dmix.c:1099:(snd_pcm_dmix_open) unable to open slave</text:p>
      <text:p text:style-name="Standard">ALSA lib pcm.c:2565:(snd_pcm_open_noupdate) Unknown PCM cards.pcm.rear</text:p>
      <text:p text:style-name="Standard">ALSA lib pcm.c:2565:(snd_pcm_open_noupdate) Unknown PCM cards.pcm.center_lfe</text:p>
      <text:p text:style-name="Standard">ALSA lib pcm.c:2565:(snd_pcm_open_noupdate) Unknown PCM cards.pcm.side</text:p>
      <text:p text:style-name="Standard">ALSA lib pcm_dmix.c:1099:(snd_pcm_dmix_open) unable to open slave</text:p>
      <text:p text:style-name="Standard">connect(2) call to /dev/shm/jack-1000/default/jack_0 failed (err=No such file or directory)</text:p>
      <text:p text:style-name="Standard">attempt to connect to server fai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8:23:08.626285945</meta:creation-date>
    <dc:date>2019-01-27T18:25:57.647299106</dc:date>
    <meta:editing-duration>PT2M50S</meta:editing-duration>
    <meta:editing-cycles>1</meta:editing-cycles>
    <meta:document-statistic meta:table-count="0" meta:image-count="0" meta:object-count="0" meta:page-count="1" meta:paragraph-count="8" meta:word-count="55" meta:character-count="540" meta:non-whitespace-character-count="493"/>
    <meta:generator>LibreOffice/6.1.2.1$Linux_X86_64 LibreOffice_project/10$Build-1</meta:generator>
  </office:meta>
</office:document-meta>
</file>